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color="#ff3333" draw:marker-start="Arrow"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3333ff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aecf00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title">
      <style:graphic-properties draw:stroke="solid" svg:stroke-color="#3333ff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304cm" presentation:class="title" presentation:user-transformed="true">
          <draw:text-box>
            <text:p>Sensor Setup For Streaming</text:p>
          </draw:text-box>
        </draw:frame>
        <draw:line draw:style-name="gr1" draw:text-style-name="P1" xml:id="id1" draw:id="id1" draw:layer="layout" svg:x1="5.334cm" svg:y1="5.08cm" svg:x2="5.334cm" svg:y2="20.32cm">
          <text:p/>
        </draw:line>
        <draw:line draw:style-name="gr1" draw:text-style-name="P1" draw:layer="layout" svg:x1="15.748cm" svg:y1="4.826cm" svg:x2="15.748cm" svg:y2="20.32cm">
          <text:p/>
        </draw:line>
        <draw:line draw:style-name="gr2" draw:text-style-name="P1" draw:layer="layout" svg:x1="5.334cm" svg:y1="6.604cm" svg:x2="15.748cm" svg:y2="6.604cm">
          <text:p/>
        </draw:line>
        <draw:frame draw:style-name="gr3" draw:layer="layout" svg:width="8.071cm" svg:height="0.962cm" svg:x="6.35cm" svg:y="5.842cm">
          <draw:text-box>
            <text:p>getSensorConfig(sensorId)</text:p>
          </draw:text-box>
        </draw:frame>
        <draw:line draw:style-name="gr2" draw:text-style-name="P1" draw:layer="layout" svg:x1="15.748cm" svg:y1="7.874cm" svg:x2="5.334cm" svg:y2="7.874cm">
          <text:p/>
        </draw:line>
        <draw:frame draw:style-name="gr3" draw:layer="layout" svg:width="4.515cm" svg:height="0.962cm" svg:x="6.915cm" svg:y="6.912cm">
          <draw:text-box>
            <text:p>Sensor Config</text:p>
          </draw:text-box>
        </draw:frame>
        <draw:line draw:style-name="gr4" draw:text-style-name="P1" draw:layer="layout" svg:x1="5.334cm" svg:y1="15.494cm" svg:x2="15.748cm" svg:y2="15.494cm">
          <text:p/>
        </draw:line>
        <draw:frame draw:style-name="gr5" draw:layer="layout" svg:width="5.366cm" svg:height="0.962cm" svg:x="6.858cm" svg:y="14.478cm">
          <draw:text-box>
            <text:p>System Message</text:p>
          </draw:text-box>
        </draw:frame>
        <draw:line draw:style-name="gr4" draw:text-style-name="P1" draw:layer="layout" svg:x1="5.334cm" svg:y1="17.018cm" svg:x2="15.748cm" svg:y2="17.018cm">
          <text:p/>
        </draw:line>
        <draw:frame draw:style-name="gr6" draw:layer="layout" svg:width="5.641cm" svg:height="0.962cm" svg:x="6.858cm" svg:y="16.056cm">
          <draw:text-box>
            <text:p>Location Message</text:p>
          </draw:text-box>
        </draw:frame>
        <draw:line draw:style-name="gr4" draw:text-style-name="P1" draw:layer="layout" svg:x1="5.334cm" svg:y1="18.288cm" svg:x2="15.748cm" svg:y2="18.288cm">
          <text:p/>
        </draw:line>
        <draw:frame draw:style-name="gr6" draw:layer="layout" svg:width="4.587cm" svg:height="0.962cm" svg:x="7.112cm" svg:y="17.326cm">
          <draw:text-box>
            <text:p>Data Message</text:p>
          </draw:text-box>
        </draw:frame>
        <draw:line draw:style-name="gr4" draw:text-style-name="P1" draw:layer="layout" svg:x1="5.334cm" svg:y1="19.558cm" svg:x2="15.748cm" svg:y2="19.558cm">
          <text:p/>
        </draw:line>
        <draw:frame draw:style-name="gr6" draw:layer="layout" svg:width="8.393cm" svg:height="0.962cm" svg:x="6.593cm" svg:y="18.596cm">
          <draw:text-box>
            <text:p>Data Stream (power values)</text:p>
          </draw:text-box>
        </draw:frame>
        <draw:line draw:style-name="gr7" draw:text-style-name="P1" draw:layer="layout" svg:x1="5.334cm" svg:y1="9.652cm" svg:x2="15.748cm" svg:y2="9.652cm">
          <text:p text:style-name="P1"/>
        </draw:line>
        <draw:frame draw:style-name="gr6" draw:layer="layout" svg:width="10.154cm" svg:height="0.962cm" svg:x="5.594cm" svg:y="8.69cm">
          <draw:text-box>
            <text:p>getStreamingServerPort(sensorId)</text:p>
          </draw:text-box>
        </draw:frame>
        <draw:line draw:style-name="gr8" draw:text-style-name="P1" draw:layer="layout" svg:x1="15.748cm" svg:y1="10.922cm" svg:x2="5.334cm" svg:y2="10.922cm">
          <text:p/>
        </draw:line>
        <draw:frame draw:style-name="gr6" draw:layer="layout" svg:width="6.776cm" svg:height="0.962cm" svg:x="7.112cm" svg:y="9.96cm">
          <draw:text-box>
            <text:p>Streaming Server Port</text:p>
          </draw:text-box>
        </draw:frame>
        <draw:line draw:style-name="gr9" draw:text-style-name="P1" draw:layer="layout" svg:x1="5.334cm" svg:y1="12.7cm" svg:x2="15.748cm" svg:y2="12.7cm">
          <text:p/>
        </draw:line>
        <draw:frame draw:style-name="gr6" draw:layer="layout" svg:width="7.661cm" svg:height="0.962cm" svg:x="6.309cm" svg:y="11.738cm">
          <draw:text-box>
            <text:p>Establish SSL connection</text:p>
          </draw:text-box>
        </draw:frame>
        <draw:frame draw:style-name="gr10" draw:text-style-name="P2" draw:layer="layout" svg:width="11.094cm" svg:height="14.546cm" svg:x="16.906cm" svg:y="5.457cm">
          <draw:text-box>
            <text:p text:style-name="P2"><text:span text:style-name="T1">Note: All request/response</text:span></text:p>
            <text:p text:style-name="P2"><text:span text:style-name="T1">Is via HTTPS</text:span></text:p>
            <text:p text:style-name="P2"><text:span text:style-name="T1"/></text:p>
            <text:p text:style-name="P2"><text:span text:style-name="T1">Client (Sensor) initiates all</text:span></text:p>
            <text:p text:style-name="P2"><text:span text:style-name="T1">Connections</text:span></text:p>
            <text:p text:style-name="P2"><text:span text:style-name="T1"/></text:p>
            <text:p text:style-name="P2"><text:span text:style-name="T1">All meta data messages </text:span></text:p>
            <text:p text:style-name="P2"><text:span text:style-name="T1">have sensor password.</text:span></text:p>
            <text:p text:style-name="P2"><text:span text:style-name="T1"/></text:p>
            <text:p text:style-name="P2"><text:span text:style-name="T1">If sensor config changes on </text:span></text:p>
            <text:p text:style-name="P2"><text:span text:style-name="T1">Server then server drops </text:span></text:p>
            <text:p text:style-name="P2"><text:span text:style-name="T1">Ssl connection and sensor</text:span></text:p>
            <text:p text:style-name="P2"><text:span text:style-name="T1">re-fetches config.</text:span></text:p>
            <text:p text:style-name="P2"><text:span text:style-name="T1"/></text:p>
            <text:p text:style-name="P2"><text:span text:style-name="T1"/></text:p>
          </draw:text-box>
        </draw:frame>
        <draw:frame draw:style-name="gr11" draw:layer="layout" svg:width="2.509cm" svg:height="0.962cm" svg:x="4.095cm" svg:y="4.064cm">
          <draw:text-box>
            <text:p>Sensor</text:p>
          </draw:text-box>
        </draw:frame>
        <draw:frame draw:style-name="gr12" draw:layer="layout" svg:width="2.369cm" svg:height="0.962cm" svg:x="14.578cm" svg:y="3.989cm">
          <draw:text-box>
            <text:p>Server</text:p>
          </draw:text-box>
        </draw:frame>
        <draw:connector draw:style-name="gr13" draw:text-style-name="P1" draw:layer="layout" svg:x1="5.334cm" svg:y1="5.08cm" svg:x2="5.334cm" svg:y2="5.08cm" draw:start-shape="id1" draw:end-shape="id1" svg:d="M5334 5080z" svg:viewBox="0 0 1 1">
          <text:p/>
        </draw:connecto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14:02:52.996494161</meta:creation-date>
    <dc:date>2015-09-21T14:54:06.901592238</dc:date>
    <meta:editing-duration>PT37M48S</meta:editing-duration>
    <meta:editing-cycles>5</meta:editing-cycles>
    <meta:generator>LibreOffice/4.2.8.2$Linux_X86_64 LibreOffice_project/420m0$Build-2</meta:generator>
    <meta:document-statistic meta:object-count="48"/>
  </office:meta>
</office:document-meta>
</file>